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d1c24" draw:opacity="45%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a65d" draw:opacity="45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66b3" draw:opacity="54%" draw:textarea-horizontal-align="justify" draw:textarea-vertical-align="middle" draw:auto-grow-height="false" fo:min-height="0cm" fo:min-width="0cm"/>
    </style:style>
    <style:style style:name="gr4" style:family="graphic" style:parent-style-name="measure">
      <style:graphic-properties draw:textarea-vertical-align="middle" draw:line-distance="0.535cm"/>
    </style:style>
    <style:style style:name="gr5" style:family="graphic" style:parent-style-name="standard">
      <style:graphic-properties draw:stroke="dash" draw:stroke-dash="Fine_20_Dashed" svg:stroke-width="0.028cm" svg:stroke-color="#000000" draw:marker-start="Symmetric_20_Arrow" draw:marker-start-width="0.194cm" draw:marker-end="Symmetric_20_Arrow" draw:marker-end-width="0.194cm" draw:textarea-vertical-align="middle" fo:padding-top="0.139cm" fo:padding-bottom="0.139cm" fo:padding-left="0.264cm" fo:padding-right="0.264cm"/>
    </style:style>
    <style:style style:name="P1" style:family="paragraph">
      <loext:graphic-properties draw:fill-color="#ed1c24" draw:opacity="45%"/>
      <style:paragraph-properties fo:text-align="center"/>
    </style:style>
    <style:style style:name="P2" style:family="paragraph">
      <loext:graphic-properties draw:fill-color="#00a65d" draw:opacity="45%"/>
      <style:paragraph-properties fo:text-align="center"/>
    </style:style>
    <style:style style:name="P3" style:family="paragraph">
      <loext:graphic-properties draw:fill-color="#0066b3" draw:opacity="54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233cm" svg:height="0.232cm" svg:x="12.388cm" svg:y="11.3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1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1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1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7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087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7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3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854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3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1.3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086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3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2.854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319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319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319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3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1.3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7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087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7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3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854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3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1.3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086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3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2.854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38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319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2.0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319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3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319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53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233cm" svg:height="0.232cm" svg:x="13.785cm" svg:y="11.3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1.3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1.3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4cm" svg:x="13.785cm" svg:y="11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1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1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25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484cm" svg:y="11.3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2cm" svg:x="14.716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5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1.6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4cm" svg:x="14.716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4.95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1.83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3cm" svg:x="14.716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5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2.0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2.5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25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483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785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4.25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1.3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1.6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716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949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1.83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2.0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2.5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4.25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49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483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785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25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484cm" svg:y="11.3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2cm" svg:x="14.716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5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1.6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4cm" svg:x="14.716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4.95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1.83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3cm" svg:x="14.716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5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2.0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2.5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25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483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785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4.251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1.3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1.3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1.6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716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949cm" svg:y="11.60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1.83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1.8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2.0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2.5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018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4.251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2.0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49cm" svg:y="12.30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4.483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5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2.53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233cm" svg:height="0.232cm" svg:x="12.388cm" svg:y="12.7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7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2.854cm" svg:y="12.7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4cm" svg:x="12.621cm" svg:y="12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4cm" svg:x="12.854cm" svg:y="12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7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7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7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854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32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7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2.854cm" svg:y="12.7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621cm" svg:y="12.9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2.854cm" svg:y="12.9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2.854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319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319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319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7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854cm" svg:y="12.7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621cm" svg:y="12.9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854cm" svg:y="12.9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7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7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7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854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854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3.32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2.7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2.854cm" svg:y="12.7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2.621cm" svg:y="12.9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4cm" svg:x="12.854cm" svg:y="12.9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3.2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3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3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38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2.621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2.854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38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2.62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2.854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08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319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552cm" svg:y="13.46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319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552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08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319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4cm" svg:x="13.552cm" svg:y="13.92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1" draw:layer="layout" svg:width="0.233cm" svg:height="0.233cm" svg:x="12.388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2.854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2cm" svg:x="12.854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854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7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7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7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854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3.08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2.854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2.854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2.854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6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6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2.854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3.08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319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854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854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854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7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7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7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854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3.08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2.854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2.854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621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2.854cm" svg:y="14.62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6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086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3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2.3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2.62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2.854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3.08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319cm" svg:y="14.8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552cm" svg:y="14.86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233cm" svg:height="0.233cm" svg:x="13.785cm" svg:y="12.7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7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2.7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3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3cm" svg:x="14.716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5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2cm" svg:x="14.716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5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3.2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3cm" svg:x="14.716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5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3.9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2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3.9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49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3cm" svg:x="14.716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5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2cm" svg:x="14.716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5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484cm" svg:y="13.2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4cm" svg:height="0.233cm" svg:x="14.716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5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3.785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251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3.785cm" svg:y="13.9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25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949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2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949cm" svg:y="13.2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3.785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018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251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3.785cm" svg:y="13.9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018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251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483cm" svg:y="13.46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2cm" svg:x="14.716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2cm" svg:x="14.949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6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483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3cm" svg:height="0.233cm" svg:x="14.716cm" svg:y="13.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32cm" svg:height="0.233cm" svg:x="14.949cm" svg:y="13.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1" draw:layer="layout" svg:width="0.233cm" svg:height="0.233cm" svg:x="13.785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4.484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4cm" svg:height="0.233cm" svg:x="14.716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95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484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4cm" svg:height="0.233cm" svg:x="14.71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95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4.484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4cm" svg:height="0.233cm" svg:x="14.716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9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483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71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949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483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716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949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483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71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949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4.483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716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949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483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71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4.949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4.484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4cm" svg:height="0.233cm" svg:x="14.716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95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484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4cm" svg:height="0.233cm" svg:x="14.71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95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4.484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4cm" svg:height="0.233cm" svg:x="14.716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9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3.785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25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483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71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949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483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716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949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483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71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949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4.483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716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949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3.785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01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4.251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4.483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4.716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4.949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881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5.881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8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881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5.881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1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3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4.1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4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88cm" svg:y="14.6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4.8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4.8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2cm" svg:x="15.415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2cm" svg:x="15.648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4cm" svg:x="15.415cm" svg:y="12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4cm" svg:x="15.648cm" svg:y="12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881cm" svg:y="13.0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4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41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8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415cm" svg:y="12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7cm" svg:y="12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5.415cm" svg:y="12.9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647cm" svg:y="12.9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3.0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4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41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7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415cm" svg:y="12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8cm" svg:y="12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415cm" svg:y="12.9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648cm" svg:y="12.9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881cm" svg:y="13.0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4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41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8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415cm" svg:y="12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7cm" svg:y="12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5.415cm" svg:y="12.9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647cm" svg:y="12.9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3.2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3.0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2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3.4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41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7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3.4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6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3.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1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1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1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1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1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1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881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5.881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1.8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415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8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88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1.8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415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7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881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4cm" svg:x="15.881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881cm" svg:y="11.8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415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8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415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8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1.8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1.3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88cm" svg:y="11.6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1.8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182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182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2cm" svg:x="15.415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647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4cm" svg:x="15.182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2cm" svg:height="0.233cm" svg:x="15.415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647cm" svg:y="12.5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0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2cm" svg:x="15.88cm" svg:y="12.3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33cm" svg:height="0.233cm" svg:x="15.88cm" svg:y="12.53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233cm" svg:height="0.232cm" svg:x="12.515cm" svg:y="11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1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1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1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4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214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4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447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98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4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1.4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213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447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2.98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446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446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446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4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1.4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4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214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4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447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98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4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1.4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213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447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2.98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51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446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2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446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4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446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6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233cm" svg:height="0.232cm" svg:x="13.912cm" svg:y="11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1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1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4cm" svg:x="13.912cm" svg:y="11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1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1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37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611cm" svg:y="11.4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2cm" svg:x="14.843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7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1.73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4cm" svg:x="14.843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5.077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1.96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3cm" svg:x="14.843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7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2.1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2.6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37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6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912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4.37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1.4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1.73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843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5.076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1.96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2.1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2.6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4.37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6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6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912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37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611cm" svg:y="11.4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2cm" svg:x="14.843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7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1.73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4cm" svg:x="14.843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5.077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1.96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3cm" svg:x="14.843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7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2.1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2.6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37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6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912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4.378cm" svg:y="11.9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1.4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1.4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1.73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843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5.076cm" svg:y="11.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1.96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1.9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2.1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2.6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145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4.378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2.1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6cm" svg:y="12.4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4.61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2.6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233cm" svg:height="0.232cm" svg:x="12.515cm" svg:y="12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2.981cm" svg:y="12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4cm" svg:x="12.748cm" svg:y="13.1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4cm" svg:x="12.981cm" svg:y="13.1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4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4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4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981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447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8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2.981cm" svg:y="12.8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748cm" svg:y="13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2.981cm" svg:y="13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2.981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446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446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446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8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981cm" svg:y="12.8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748cm" svg:y="13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981cm" svg:y="13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4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4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4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981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98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3.447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2.8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2.981cm" svg:y="12.8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2.748cm" svg:y="13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4cm" svg:x="12.981cm" svg:y="13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447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447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51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2.748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2.981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51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2.74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2.98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21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446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679cm" svg:y="13.5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446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679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21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446cm" svg:y="14.05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4cm" svg:x="13.679cm" svg:y="14.0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2" draw:layer="layout" svg:width="0.233cm" svg:height="0.233cm" svg:x="12.515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2.981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2cm" svg:x="12.981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981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4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4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4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98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3.21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2.981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2.981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2.981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3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3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3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2.98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3.21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446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981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981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981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4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4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4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98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3.21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2.981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2.981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748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2.981cm" svg:y="14.7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3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3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213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44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2.51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2.74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2.98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3.21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446cm" svg:y="14.9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679cm" svg:y="14.9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233cm" svg:height="0.233cm" svg:x="13.912cm" svg:y="12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2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3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3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3cm" svg:x="14.843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7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2cm" svg:x="14.843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7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3cm" svg:x="14.843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7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4.0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4.0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6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3cm" svg:x="14.843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7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2cm" svg:x="14.843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7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611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4cm" svg:height="0.233cm" svg:x="14.843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7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3.912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378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3.912cm" svg:y="14.0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37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2.8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5.076cm" svg:y="13.1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5.076cm" svg:y="13.3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3.912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145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4.378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3.912cm" svg:y="14.0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145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4.378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61cm" svg:y="13.59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2cm" svg:x="14.843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2cm" svg:x="15.076cm" svg:y="13.5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3.8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3.8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61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3cm" svg:height="0.233cm" svg:x="14.843cm" svg:y="14.0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32cm" svg:height="0.233cm" svg:x="15.076cm" svg:y="14.0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2" draw:layer="layout" svg:width="0.233cm" svg:height="0.233cm" svg:x="13.912cm" svg:y="1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4.611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4cm" svg:height="0.233cm" svg:x="14.843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077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611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4cm" svg:height="0.233cm" svg:x="14.843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077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4.611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4cm" svg:height="0.233cm" svg:x="14.843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07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6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4.84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076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4.61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843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076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61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843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076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4.61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843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076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6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4.84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076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4.611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4cm" svg:height="0.233cm" svg:x="14.843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077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611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4cm" svg:height="0.233cm" svg:x="14.843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077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4.611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4cm" svg:height="0.233cm" svg:x="14.843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07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3.912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37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6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4.84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076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4.61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843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076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61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843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076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4.61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843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076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3.912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14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4.378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4.61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4.843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076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6.008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6.008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6.00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6.008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6.008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2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4.2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6.007cm" svg:y="14.7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2cm" svg:x="15.542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2cm" svg:x="15.775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4cm" svg:x="15.542cm" svg:y="13.1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4cm" svg:x="15.775cm" svg:y="13.1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6.008cm" svg:y="13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5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542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5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542cm" svg:y="12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4cm" svg:y="12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1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5.542cm" svg:y="13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774cm" svg:y="13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3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5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542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4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542cm" svg:y="12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5cm" svg:y="12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1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542cm" svg:y="13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775cm" svg:y="13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6.008cm" svg:y="13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5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542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5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542cm" svg:y="12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4cm" svg:y="12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1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5.542cm" svg:y="13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774cm" svg:y="13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3.3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8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3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3.3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3.5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542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4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3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3.5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3.8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4.0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1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1.4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1.4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1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1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1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6.008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6.008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1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542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5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1.4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1.4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6.007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1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542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4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1.4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1.4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6.008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4cm" svg:x="16.008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6.008cm" svg:y="11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542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5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542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5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1.4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1.4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1.9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1.4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6.007cm" svg:y="11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1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309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309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2cm" svg:x="15.542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5.774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4cm" svg:x="15.309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2cm" svg:height="0.233cm" svg:x="15.542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5.774cm" svg:y="12.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1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2cm" svg:x="16.007cm" svg:y="12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3cm" svg:height="0.233cm" svg:x="16.007cm" svg:y="12.6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draw:layer="layout" svg:width="0.233cm" svg:height="0.232cm" svg:x="12.742cm" svg:y="11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6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1.6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1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1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1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441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1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674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208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4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674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208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673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673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673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1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441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1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674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208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4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674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208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74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673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2.3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673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5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673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2.7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3" draw:layer="layout" svg:width="0.233cm" svg:height="0.232cm" svg:x="14.139cm" svg:y="11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1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1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4cm" svg:x="14.139cm" svg:y="11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1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1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60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838cm" svg:y="11.6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2cm" svg:x="15.0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1.8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4cm" svg:x="15.07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5.30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3cm" svg:x="15.07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4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2.3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2.7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60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83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4.139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4.60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1.6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1.8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5.07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5.303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2.3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2.7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4.60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3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83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139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60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838cm" svg:y="11.6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2cm" svg:x="15.0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4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1.8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4cm" svg:x="15.07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5.304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3cm" svg:x="15.07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4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2.3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2.7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60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83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4.139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4.605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1.6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1.8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5.07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5.303cm" svg:y="11.8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2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2.3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2.7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372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4.605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2.32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3cm" svg:y="12.5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4.83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2.7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2.7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3" draw:layer="layout" svg:width="0.233cm" svg:height="0.232cm" svg:x="12.742cm" svg:y="13.0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3.208cm" svg:y="13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4cm" svg:x="12.975cm" svg:y="13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4cm" svg:x="13.208cm" svg:y="13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1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1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1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208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674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0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208cm" svg:y="13.0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975cm" svg:y="13.2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208cm" svg:y="13.2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208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673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673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673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0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208cm" svg:y="13.0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975cm" svg:y="13.2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208cm" svg:y="13.2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1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1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1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208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208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674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0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208cm" svg:y="13.0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2.975cm" svg:y="13.2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4cm" svg:x="13.208cm" svg:y="13.2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3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674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67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74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2.975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3.208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74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2.97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3.208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44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673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906cm" svg:y="13.71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673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3.906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3.44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673cm" svg:y="14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4cm" svg:x="13.906cm" svg:y="14.1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0.233cm" svg:height="0.233cm" svg:x="12.742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3.208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2cm" svg:x="13.208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208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1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1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1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208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4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208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3.208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208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3.208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4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673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208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208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208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1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1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1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208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4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208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3.208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975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208cm" svg:y="1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4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3.67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2.74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2.97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3.208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3.4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673cm" svg:y="15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3.906cm" svg:y="15.1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33cm" svg:height="0.233cm" svg:x="14.139cm" svg:y="13.0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0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3.0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3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3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3cm" svg:x="15.07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2cm" svg:x="15.07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4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3.4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3cm" svg:x="15.07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4.1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4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4.1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3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3cm" svg:x="15.07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4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2cm" svg:x="15.07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4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838cm" svg:y="13.4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4cm" svg:height="0.233cm" svg:x="15.07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4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139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605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139cm" svg:y="14.1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60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3.2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3.0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303cm" svg:y="13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48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303cm" svg:y="13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139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372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4.605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139cm" svg:y="14.1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372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4.605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4.837cm" svg:y="13.72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2cm" svg:x="15.07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2cm" svg:x="15.303cm" svg:y="13.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3.9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4.83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3cm" svg:height="0.233cm" svg:x="15.07cm" svg:y="14.1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32cm" svg:height="0.233cm" svg:x="15.303cm" svg:y="14.18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0.233cm" svg:height="0.233cm" svg:x="14.139cm" svg:y="14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4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4.838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4cm" svg:height="0.233cm" svg:x="15.07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304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838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4cm" svg:height="0.233cm" svg:x="15.07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304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4.838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4cm" svg:height="0.233cm" svg:x="15.07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30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83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0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303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4.837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07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303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837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07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303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4.837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07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303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83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0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303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4.838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4cm" svg:height="0.233cm" svg:x="15.07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304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838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4cm" svg:height="0.233cm" svg:x="15.07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304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4.838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4cm" svg:height="0.233cm" svg:x="15.07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30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139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60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83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0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303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4.837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07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303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837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07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303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4.837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07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303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139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37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4.605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4.83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07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303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6.235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6.235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23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6.235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6.235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4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4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4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234cm" svg:y="14.8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5.1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5.1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2cm" svg:x="15.769cm" svg:y="13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2cm" svg:x="16.002cm" svg:y="13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4cm" svg:x="15.769cm" svg:y="1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4cm" svg:x="16.002cm" svg:y="1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6.235cm" svg:y="13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769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2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9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769cm" svg:y="13.0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1cm" svg:y="13.0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2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5.769cm" svg:y="13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001cm" svg:y="13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3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769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1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9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769cm" svg:y="13.0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2cm" svg:y="13.0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2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769cm" svg:y="13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002cm" svg:y="13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6.235cm" svg:y="13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769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2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9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769cm" svg:y="13.0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1cm" svg:y="13.0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2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5.769cm" svg:y="13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001cm" svg:y="13.2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3.4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3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4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3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769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1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3.9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3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3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4.1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1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1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1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1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1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1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6.235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6.235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769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2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234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769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1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6.235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4cm" svg:x="16.235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6.235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769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2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769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2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2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6.234cm" svg:y="11.8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5.536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5.536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2cm" svg:x="15.769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001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4cm" svg:x="15.536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2cm" svg:height="0.233cm" svg:x="15.769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001cm" svg:y="12.7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3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2cm" svg:x="16.234cm" svg:y="12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3cm" svg:height="0.233cm" svg:x="16.234cm" svg:y="12.787cm">
            <text:p/>
            <draw:enhanced-geometry svg:viewBox="0 0 21600 21600" draw:type="rectangle" draw:enhanced-path="M 0 0 L 21600 0 21600 21600 0 21600 0 0 Z N"/>
          </draw:custom-shape>
        </draw:g>
        <draw:measure draw:style-name="gr4" draw:text-style-name="P4" draw:layer="measurelines" svg:x1="16.521cm" svg:y1="11.668cm" svg:x2="16.521cm" svg:y2="15.324cm">
          <text:p text:style-name="P4">16</text:p>
        </draw:measure>
        <draw:measure draw:style-name="gr4" draw:text-style-name="P4" draw:layer="measurelines" svg:x1="16.363cm" svg:y1="15.365cm" svg:x2="12.68cm" svg:y2="15.364cm">
          <text:p text:style-name="P4">16</text:p>
        </draw:measure>
        <draw:line draw:style-name="gr5" draw:text-style-name="P5" draw:layer="layout" svg:x1="11.668cm" svg:y1="11.287cm" svg:x2="12.176cm" svg:y2="11.922cm">
          <text:p text:style-name="P5">3</text:p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Symmetric_20_Arrow" draw:marker-start-width="0.2cm" draw:marker-start-center="false" draw:marker-end="Symmetric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2:47:16.756100631</meta:creation-date>
    <meta:editing-duration>PT8M36S</meta:editing-duration>
    <meta:editing-cycles>2</meta:editing-cycles>
    <meta:generator>LibreOffice/6.0.7.3$Linux_X86_64 LibreOffice_project/00m0$Build-3</meta:generator>
    <dc:date>2019-12-07T13:19:20.929420898</dc:date>
    <meta:document-statistic meta:object-count="3090"/>
  </office:meta>
</office:document-meta>
</file>